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5" style:family="graphic" style:parent-style-name="standard">
      <style:graphic-properties svg:stroke-color="#000000" draw:opacity="0%" draw:textarea-horizontal-align="justify" draw:textarea-vertical-align="middle" draw:auto-grow-height="false" fo:min-height="0.65cm" fo:min-width="2.7cm"/>
    </style:style>
    <style:style style:name="gr16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6.2cm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5.6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6.4cm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3cm" fo:min-width="4.501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2.15cm" fo:min-width="5.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1.033cm" fo:min-width="3.84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3" draw:text-style-name="P3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4" draw:text-style-name="P4" draw:layer="layout" svg:x1="14.2cm" svg:y1="15.6cm" svg:x2="18.6cm" svg:y2="15.6cm">
          <text:p/>
        </draw:line>
        <draw:line draw:style-name="gr5" draw:text-style-name="P4" draw:layer="layout" svg:x1="14.4cm" svg:y1="16.8cm" svg:x2="18.8cm" svg:y2="16.8cm">
          <text:p/>
        </draw:line>
        <draw:line draw:style-name="gr6" draw:text-style-name="P1" draw:layer="layout" svg:x1="14.4cm" svg:y1="18.4cm" svg:x2="18.8cm" svg:y2="18.4cm">
          <text:p/>
        </draw:line>
        <draw:frame draw:style-name="gr3" draw:text-style-name="P3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3" draw:text-style-name="P3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3" draw:text-style-name="P3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7" draw:text-style-name="P5" draw:layer="layout" svg:width="0.925cm" svg:height="1cm" svg:x="18.8cm" svg:y="16.2cm">
          <draw:text-box>
            <text:p>X</text:p>
          </draw:text-box>
        </draw:frame>
        <draw:frame draw:style-name="gr7" draw:text-style-name="P5" draw:layer="layout" svg:width="0.925cm" svg:height="1cm" svg:x="18.875cm" svg:y="17.8cm">
          <draw:text-box>
            <text:p>X</text:p>
          </draw:text-box>
        </draw:frame>
        <draw:frame draw:style-name="gr7" draw:text-style-name="P5" draw:layer="layout" svg:width="0.926cm" svg:height="1cm" svg:x="13.4cm" svg:y="17.8cm">
          <draw:text-box>
            <text:p>Y</text:p>
          </draw:text-box>
        </draw:frame>
        <draw:frame draw:style-name="gr7" draw:text-style-name="P5" draw:layer="layout" svg:width="0.925cm" svg:height="1cm" svg:x="13.4cm" svg:y="16.2cm">
          <draw:text-box>
            <text:p>Y</text:p>
          </draw:text-box>
        </draw:frame>
        <draw:custom-shape draw:style-name="gr8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8cm" svg:height="0.962cm" svg:x="2.4cm" svg:y="14cm">
          <draw:text-box>
            <text:p>Legend</text:p>
          </draw:text-box>
        </draw:frame>
        <draw:custom-shape draw:style-name="gr10" draw:text-style-name="P7" draw:layer="layout" svg:width="5.2cm" svg:height="2.6cm" svg:x="13.4cm" svg:y="11.6cm">
          <text:p><text:span text:style-name="T2">Images, Docs, </text:span></text:p>
          <text:p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6.6cm" svg:y1="11.6cm" svg:x2="18.2cm" svg:y2="7.8cm">
          <text:p/>
        </draw:line>
        <draw:custom-shape draw:style-name="gr12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3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15" draw:text-style-name="P2" draw:layer="layout" svg:width="3.2cm" svg:height="0.9cm" svg:x="12.2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4cm" svg:y1="5.3cm" svg:x2="17.8cm" svg:y2="6.4cm">
          <text:p/>
        </draw:line>
        <draw:custom-shape draw:style-name="gr16" draw:text-style-name="P2" draw:layer="layout" svg:width="6.7cm" svg:height="1.4cm" svg:x="15.2cm" svg:y="6.4cm">
          <text:p text:style-name="P1">Account manage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3.9cm" svg:y1="1.6cm" svg:x2="13.9cm" svg:y2="2.2cm">
          <text:p/>
        </draw:line>
        <draw:custom-shape draw:style-name="gr17" draw:text-style-name="P2" draw:layer="layout" svg:width="6.1cm" svg:height="1cm" svg:x="11.1cm" svg:y="4.3cm">
          <text:p text:style-name="P1">Administr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3.8cm" svg:y1="3.1cm" svg:x2="13.8cm" svg:y2="4.3cm">
          <text:p/>
        </draw:line>
        <draw:custom-shape draw:style-name="gr18" draw:text-style-name="P2" draw:layer="layout" svg:width="6.9cm" svg:height="1.4cm" svg:x="6.3cm" svg:y="6.4cm">
          <text:p text:style-name="P1">Upload/Edit docume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4cm" svg:y1="5.3cm" svg:x2="9.8cm" svg:y2="6.4cm">
          <text:p/>
        </draw:line>
        <draw:line draw:style-name="gr6" draw:text-style-name="P1" draw:layer="layout" svg:x1="14.4cm" svg:y1="11.6cm" svg:x2="10.2cm" svg:y2="7.8cm">
          <text:p/>
        </draw:line>
        <draw:custom-shape draw:style-name="gr19" draw:text-style-name="P9" draw:layer="layout" svg:width="5cm" svg:height="1.7cm" svg:x="1.56cm" svg:y="11.783cm">
          <text:p text:style-name="P8"><text:span text:style-name="T3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0" draw:layer="layout" svg:width="5.6cm" svg:height="2.4cm" svg:x="1.192cm" svg:y="11.383cm">
          <text:p/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13.36cm" svg:y1="12.784cm" svg:x2="9.6cm" svg:y2="10.083cm">
          <text:p/>
        </draw:line>
        <draw:custom-shape draw:style-name="gr22" draw:text-style-name="P12" draw:layer="layout" svg:width="4.34cm" svg:height="1.283cm" svg:x="6.5cm" svg:y="8.8cm">
          <text:p text:style-name="P8"><text:span text:style-name="T4">XML to 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1" draw:layer="layout" svg:x1="8.4cm" svg:y1="10.083cm" svg:x2="6.792cm" svg:y2="12.883cm">
          <text:p/>
        </draw:lin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11:01:41.845437495</dc:date>
    <meta:editing-duration>PT32M47S</meta:editing-duration>
    <meta:editing-cycles>13</meta:editing-cycles>
    <meta:generator>LibreOffice/5.2.2.2.0$Linux_X86_64 LibreOffice_project/20m0$Build-2</meta:generator>
    <meta:document-statistic meta:object-count="59"/>
  </office:meta>
</office:document-meta>
</file>